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340000037C7569F177023F641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1f497d" draw:stroke-linejoin="round" draw:fill="solid" draw:fill-color="#eeece1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1f497d" draw:marker-start="msArrowStealthEnd_20_9" draw:marker-start-width="0.35cm" draw:marker-start-center="false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1f497d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fo:min-height="2.386cm" fo:padding-top="0.23cm" fo:padding-bottom="0.23cm" fo:padding-left="0.23cm" fo:padding-right="0.23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8.287cm" fo:padding-top="0.23cm" fo:padding-bottom="0.23cm" fo:padding-left="0.23cm" fo:padding-right="0.23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.254cm" fo:padding-right="0.254cm" fo:wrap-option="wrap"/>
    </style:style>
    <style:style style:name="pr4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2.386cm" fo:padding-top="0.23cm" fo:padding-bottom="0.23cm" fo:padding-left="0.23cm" fo:padding-right="0.23cm" fo:wrap-option="wrap"/>
    </style:style>
    <style:style style:name="pr5" style:family="presentation" style:parent-style-name="Title_2c__20_Content-outline1">
      <style:graphic-properties draw:stroke="none" svg:stroke-width="0cm" draw:fill="none" draw:textarea-vertical-align="top" draw:auto-grow-height="false" draw:fit-to-size="false" fo:min-height="8.036cm" fo:padding-top="0.23cm" fo:padding-bottom="0.23cm" fo:padding-left="0.23cm" fo:padding-right="0.23cm" fo:wrap-option="wrap"/>
    </style:style>
    <style:style style:name="pr6" style:family="presentation" style:parent-style-name="Title_2c__20_Content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7" style:family="presentation" style:parent-style-name="Title_2c__20_Content-notes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.254cm" fo:padding-right="0.254cm" fo:wrap-option="wrap"/>
    </style:style>
    <style:style style:name="pr8" style:family="presentation" style:parent-style-name="Thank_20_You-notes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2" style:family="paragraph">
      <loext:graphic-properties draw:fill="solid" draw:fill-color="#eeece1"/>
      <style:paragraph-properties fo:text-align="start" style:font-independent-line-spacing="true"/>
      <style:text-properties fo:font-size="14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italic" style:text-underline-style="none" fo:font-weight="normal" style:font-name-asian="Arial1" style:font-size-asian="18pt" style:font-style-asian="italic" style:font-weight-asian="normal" style:font-name-complex="Arial1" style:font-size-complex="18pt" style:font-style-complex="italic" style:font-weight-complex="normal"/>
    </style:style>
    <style:style style:name="T3" style:family="text">
      <style:text-properties fo:font-variant="normal" fo:text-transform="none" fo:color="#8e8c86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4" style:family="text">
      <style:text-properties fo:font-variant="normal" fo:text-transform="none" fo:color="#8e8c86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7" style:family="text">
      <style:text-properties fo:font-variant="normal" fo:text-transform="none" fo:color="#8e8c86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61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8e8c8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I">
        <style:list-level-properties text:space-before="0.354cm" text:min-label-width="0.916cm"/>
        <style:text-properties fo:color="#8e8c8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636cm" text:min-label-width="0.634cm"/>
        <style:text-properties fo:font-family="Arial" style:font-family-generic="swiss" fo:color="#8e8c86" fo:font-size="81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8e8c86" fo:font-size="81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Развивање на 12 factor app " draw:style-name="dp1" draw:master-page-name="Title" presentation:presentation-page-layout-name="AL1T1">
        <draw:frame draw:name="Shape 40" presentation:style-name="pr1" draw:text-style-name="P2" draw:layer="layout" svg:width="20.367cm" svg:height="1.806cm" svg:x="1.482cm" svg:y="3.598cm" presentation:class="title" presentation:user-transformed="true">
          <draw:text-box>
            <text:p text:style-name="P1"><text:span text:style-name="T1">Развивање на 12 factor app </text:span></text:p>
          </draw:text-box>
        </draw:frame>
        <draw:frame draw:name="Shape 41" presentation:style-name="pr2" draw:text-style-name="P3" draw:layer="layout" svg:width="16.086cm" svg:height="2.539cm" svg:x="1.482cm" svg:y="5.292cm" presentation:class="subtitle" presentation:user-transformed="true">
          <draw:text-box>
            <text:p text:style-name="P1"><text:span text:style-name="T2">Falcon, Celery, Bootstrap и kubernetes</text:span></text:p>
          </draw:text-box>
        </draw:frame>
        <presentation:notes draw:style-name="dp2">
          <draw:page-thumbnail draw:name="Shape 37" draw:style-name="gr1" draw:layer="layout" svg:width="14cm" svg:height="11.137cm" svg:x="3.5cm" svg:y="2.227cm" draw:page-number="1" presentation:class="page"/>
          <draw:frame draw:name="Shape 38" presentation:style-name="pr3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The Twelve Factor App" draw:style-name="dp1" draw:master-page-name="Title_2c__20_Content" presentation:presentation-page-layout-name="AL2T11">
        <draw:frame draw:name="Shape 46" presentation:style-name="pr4" draw:text-style-name="P5" draw:layer="layout" svg:width="16.932cm" svg:height="2.082cm" svg:x="1.27cm" svg:y="2.151cm" presentation:class="title" presentation:user-transformed="true">
          <draw:text-box>
            <text:p text:style-name="P1"><text:span text:style-name="T3">The Twelve Factor App</text:span></text:p>
          </draw:text-box>
        </draw:frame>
        <draw:frame draw:name="Shape 47" presentation:style-name="pr5" draw:text-style-name="P7" draw:layer="layout" svg:width="22.407cm" svg:height="8.852cm" svg:x="1.27cm" svg:y="4.445cm" presentation:class="outline" presentation:user-transformed="true">
          <draw:text-box>
            <text:list text:style-name="L4">
              <text:list-item>
                <text:p text:style-name="P6"><text:span text:style-name="T4">One codebase tracked in revision control, many deploys</text:span></text:p>
              </text:list-item>
              <text:list-item>
                <text:p text:style-name="P6"><text:span text:style-name="T4">Explicitly declare and isolate dependencies</text:span></text:p>
              </text:list-item>
              <text:list-item>
                <text:p text:style-name="P6"><text:span text:style-name="T4">Store config in the environment</text:span></text:p>
              </text:list-item>
              <text:list-item>
                <text:p text:style-name="P6"><text:span text:style-name="T4">Treat backing services as attached resources</text:span></text:p>
              </text:list-item>
              <text:list-item>
                <text:p text:style-name="P6"><text:span text:style-name="T4">Strictly separate build and run stages</text:span></text:p>
              </text:list-item>
              <text:list-item>
                <text:p text:style-name="P6"><text:span text:style-name="T4">Execute the app as one or more stateless processes</text:span></text:p>
              </text:list-item>
              <text:list-item>
                <text:p text:style-name="P6"><text:span text:style-name="T4">Export services via port binding</text:span></text:p>
              </text:list-item>
              <text:list-item>
                <text:p text:style-name="P6"><text:span text:style-name="T4">Scale out via the process model</text:span></text:p>
              </text:list-item>
              <text:list-item>
                <text:p text:style-name="P6"><text:span text:style-name="T4">Maximize robustness with fast startup and graceful shutdown</text:span></text:p>
              </text:list-item>
              <text:list-item>
                <text:p text:style-name="P6"><text:span text:style-name="T4">Keep development, staging, and production as similar as possible</text:span></text:p>
              </text:list-item>
              <text:list-item>
                <text:p text:style-name="P6"><text:span text:style-name="T4">Treat logs as event streams</text:span></text:p>
              </text:list-item>
              <text:list-item>
                <text:p text:style-name="P6"><text:span text:style-name="T4">Run admin/management tasks as one-off processes</text:span></text:p>
              </text:list-item>
            </text:list>
          </draw:text-box>
        </draw:frame>
        <draw:frame draw:name="Shape 48" presentation:style-name="pr6" draw:text-style-name="P9" draw:layer="layout" svg:width="1.523cm" svg:height="1.092cm" svg:x="22.013cm" svg:y="11.43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draw:custom-shape draw:name="Shape 49" draw:style-name="gr2" draw:text-style-name="P10" draw:layer="layout" svg:width="5.117cm" svg:height="0.963cm" svg:x="20.216cm" svg:y="1.187cm">
          <text:p text:style-name="P6"><text:span text:style-name="T5">https://12factor.net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43" draw:style-name="gr1" draw:layer="layout" svg:width="14cm" svg:height="11.137cm" svg:x="3.5cm" svg:y="2.227cm" draw:page-number="2" presentation:class="page"/>
          <draw:frame draw:name="Shape 44" presentation:style-name="pr7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Технологии" draw:style-name="dp1" draw:master-page-name="Title_2c__20_Content" presentation:presentation-page-layout-name="AL2T11">
        <draw:frame draw:name="Shape 54" presentation:style-name="pr4" draw:text-style-name="P5" draw:layer="layout" svg:width="16.932cm" svg:height="2.082cm" svg:x="1.27cm" svg:y="2.151cm" presentation:class="title" presentation:user-transformed="true">
          <draw:text-box>
            <text:p text:style-name="P1"><text:span text:style-name="T3">Технологии</text:span></text:p>
          </draw:text-box>
        </draw:frame>
        <draw:frame draw:name="Shape 55" presentation:style-name="pr5" draw:text-style-name="P7" draw:layer="layout" svg:width="16.932cm" svg:height="6.137cm" svg:x="1.27cm" svg:y="4.445cm" presentation:class="outline" presentation:user-transformed="true">
          <draw:text-box>
            <text:list text:style-name="L7">
              <text:list-item>
                <text:p text:style-name="P6"><text:span text:style-name="T4">Python - https://www.python.org/</text:span></text:p>
              </text:list-item>
              <text:list-item>
                <text:p text:style-name="P6"><text:span text:style-name="T4">Falcon - https://falconframework.org/</text:span></text:p>
              </text:list-item>
              <text:list-item>
                <text:p text:style-name="P6"><text:span text:style-name="T4">Celery - http://www.celeryproject.org/</text:span></text:p>
              </text:list-item>
              <text:list-item>
                <text:p text:style-name="P6"><text:span text:style-name="T4">Bootstrap - http://getbootstrap.com/</text:span></text:p>
              </text:list-item>
              <text:list-item>
                <text:p text:style-name="P6"><text:span text:style-name="T4">Kubernetes - http://kubernetes.io/</text:span></text:p>
              </text:list-item>
            </text:list>
          </draw:text-box>
        </draw:frame>
        <draw:frame draw:name="Shape 56" presentation:style-name="pr6" draw:text-style-name="P9" draw:layer="layout" svg:width="1.523cm" svg:height="1.092cm" svg:x="22.013cm" svg:y="11.43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presentation:notes draw:style-name="dp2">
          <draw:page-thumbnail draw:name="Shape 51" draw:style-name="gr1" draw:layer="layout" svg:width="14cm" svg:height="11.137cm" svg:x="3.5cm" svg:y="2.227cm" draw:page-number="3" presentation:class="page"/>
          <draw:frame draw:name="Shape 52" presentation:style-name="pr7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Сподели Новости" draw:style-name="dp1" draw:master-page-name="Title_2c__20_Content" presentation:presentation-page-layout-name="AL2T11">
        <draw:frame draw:name="Shape 61" presentation:style-name="pr4" draw:text-style-name="P5" draw:layer="layout" svg:width="8.702cm" svg:height="2.082cm" svg:x="1.27cm" svg:y="2.151cm" presentation:class="title" presentation:user-transformed="true">
          <draw:text-box>
            <text:p text:style-name="P1"><text:span text:style-name="T3">Сподели Новости</text:span></text:p>
          </draw:text-box>
        </draw:frame>
        <draw:frame draw:name="Shape 62" presentation:style-name="pr6" draw:text-style-name="P9" draw:layer="layout" svg:width="1.523cm" svg:height="1.092cm" svg:x="22.013cm" svg:y="11.43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draw:frame draw:name="Shape 63" presentation:style-name="pr5" draw:text-style-name="P7" draw:layer="layout" svg:width="9.972cm" svg:height="6.137cm" svg:x="1.27cm" svg:y="4.445cm" presentation:class="outline" presentation:user-transformed="true">
          <draw:text-box>
            <text:p text:style-name="P1"><text:span text:style-name="T4">Апликација за електронски билтен</text:span></text:p>
            <text:list text:style-name="L7">
              <text:list-item>
                <text:p text:style-name="P1"><text:span text:style-name="T4">Архитектура</text:span></text:p>
              </text:list-item>
              <text:list-item>
                <text:p text:style-name="P1"><text:span text:style-name="T4">Дизајн на API</text:span></text:p>
              </text:list-item>
              <text:list-item>
                <text:p text:style-name="P1"><text:span text:style-name="T4">Дизајн на управување со задачи</text:span></text:p>
              </text:list-item>
              <text:list-item>
                <text:p text:style-name="P1"><text:span text:style-name="T4">Дизајн на кориснички интерфејс</text:span></text:p>
              </text:list-item>
              <text:list-item>
                <text:p text:style-name="P1"><text:span text:style-name="T4">Резиме</text:span></text:p>
              </text:list-item>
            </text:list>
          </draw:text-box>
        </draw:frame>
        <draw:custom-shape draw:name="Shape 64" draw:style-name="gr3" draw:text-style-name="P12" draw:layer="layout" svg:width="3.095cm" svg:height="1.501cm" svg:x="11.192cm" svg:y="6.12cm">
          <text:p text:style-name="P11"><text:span text:style-name="T5">REST API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65" draw:style-name="gr3" draw:text-style-name="P12" draw:layer="layout" svg:width="3.095cm" svg:height="1.501cm" svg:x="16.505cm" svg:y="6.12cm">
          <text:p text:style-name="P11"><text:span text:style-name="T5">Celery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66" draw:style-name="gr3" draw:text-style-name="P12" draw:layer="layout" svg:width="2.181cm" svg:height="0.989cm" svg:x="18.316cm" svg:y="7.347cm">
          <text:p text:style-name="P11"><text:span text:style-name="T6">worker</text:span></text:p>
          <draw:enhanced-geometry draw:mirror-horizontal="false" draw:mirror-vertical="false" drawooo:sub-view-size="1 1 8 8 1 1" draw:text-areas="?f5 0 ?f0 ?f3" svg:viewBox="0 0 0 0" draw:type="ooxml-flowChartPredefinedProcess" draw:enhanced-path="M 0 0 L 1 0 1 1 0 1 Z S N M 1 0 L 1 8 M 7 0 L 7 8 F N M 0 0 L 1 0 1 1 0 1 Z F N">
            <draw:equation draw:name="f0" draw:formula="logwidth*7/8"/>
            <draw:equation draw:name="f1" draw:formula="logwidth/2"/>
            <draw:equation draw:name="f2" draw:formula="logheight/2"/>
            <draw:equation draw:name="f3" draw:formula="logheight"/>
            <draw:equation draw:name="f4" draw:formula="logwidth"/>
            <draw:equation draw:name="f5" draw:formula="logwidth/8"/>
          </draw:enhanced-geometry>
        </draw:custom-shape>
        <draw:custom-shape draw:name="Shape 67" draw:style-name="gr3" draw:text-style-name="P12" draw:layer="layout" svg:width="2.181cm" svg:height="0.989cm" svg:x="18.739cm" svg:y="7.77cm">
          <text:p text:style-name="P11"><text:span text:style-name="T6">worker</text:span></text:p>
          <draw:enhanced-geometry draw:mirror-horizontal="false" draw:mirror-vertical="false" drawooo:sub-view-size="1 1 8 8 1 1" draw:text-areas="?f5 0 ?f0 ?f3" svg:viewBox="0 0 0 0" draw:type="ooxml-flowChartPredefinedProcess" draw:enhanced-path="M 0 0 L 1 0 1 1 0 1 Z S N M 1 0 L 1 8 M 7 0 L 7 8 F N M 0 0 L 1 0 1 1 0 1 Z F N">
            <draw:equation draw:name="f0" draw:formula="logwidth*7/8"/>
            <draw:equation draw:name="f1" draw:formula="logwidth/2"/>
            <draw:equation draw:name="f2" draw:formula="logheight/2"/>
            <draw:equation draw:name="f3" draw:formula="logheight"/>
            <draw:equation draw:name="f4" draw:formula="logwidth"/>
            <draw:equation draw:name="f5" draw:formula="logwidth/8"/>
          </draw:enhanced-geometry>
        </draw:custom-shape>
        <draw:custom-shape draw:name="Shape 68" draw:style-name="gr3" draw:text-style-name="P12" draw:layer="layout" svg:width="2.181cm" svg:height="0.989cm" svg:x="19.162cm" svg:y="8.193cm">
          <text:p text:style-name="P11"><text:span text:style-name="T6">worker</text:span></text:p>
          <draw:enhanced-geometry draw:mirror-horizontal="false" draw:mirror-vertical="false" drawooo:sub-view-size="1 1 8 8 1 1" draw:text-areas="?f5 0 ?f0 ?f3" svg:viewBox="0 0 0 0" draw:type="ooxml-flowChartPredefinedProcess" draw:enhanced-path="M 0 0 L 1 0 1 1 0 1 Z S N M 1 0 L 1 8 M 7 0 L 7 8 F N M 0 0 L 1 0 1 1 0 1 Z F N">
            <draw:equation draw:name="f0" draw:formula="logwidth*7/8"/>
            <draw:equation draw:name="f1" draw:formula="logwidth/2"/>
            <draw:equation draw:name="f2" draw:formula="logheight/2"/>
            <draw:equation draw:name="f3" draw:formula="logheight"/>
            <draw:equation draw:name="f4" draw:formula="logwidth"/>
            <draw:equation draw:name="f5" draw:formula="logwidth/8"/>
          </draw:enhanced-geometry>
        </draw:custom-shape>
        <draw:custom-shape draw:name="Shape 69" draw:style-name="gr3" draw:text-style-name="P12" draw:layer="layout" svg:width="3.095cm" svg:height="1.501cm" svg:x="11.192cm" svg:y="2.363cm">
          <text:p text:style-name="P11"><text:span text:style-name="T5">Front-end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0" draw:style-name="gr4" draw:text-style-name="P13" draw:layer="layout" svg:width="0.001cm" svg:height="2.254cm" svg:x="12.74cm" svg:y="3.8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1" draw:style-name="gr5" draw:text-style-name="P13" draw:layer="layout" svg:width="2.217cm" svg:height="0.001cm" svg:x="14.288cm" svg:y="6.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2" draw:style-name="gr3" draw:text-style-name="P12" draw:layer="layout" svg:width="3.095cm" svg:height="1.501cm" svg:x="11.192cm" svg:y="9.505cm">
          <text:p text:style-name="P11"><text:span text:style-name="T5">RethinkDB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3" draw:style-name="gr3" draw:text-style-name="P12" draw:layer="layout" svg:width="3.095cm" svg:height="1.501cm" svg:x="16.505cm" svg:y="9.528cm">
          <text:p text:style-name="P11"><text:span text:style-name="T5">Redi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4" draw:style-name="gr4" draw:text-style-name="P13" draw:layer="layout" svg:width="0.001cm" svg:height="1.883cm" svg:x="12.74cm" svg:y="7.62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5" draw:style-name="gr4" draw:text-style-name="P13" draw:layer="layout" svg:width="0.001cm" svg:height="1.906cm" svg:x="18.053cm" svg:y="7.62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6" draw:style-name="gr5" draw:text-style-name="P13" draw:layer="layout" svg:width="2.277cm" svg:height="2.682cm" svg:x="14.228cm" svg:y="7.5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7" draw:style-name="gr3" draw:text-style-name="P12" draw:layer="layout" svg:width="3.095cm" svg:height="1.501cm" svg:x="21.458cm" svg:y="6.12cm">
          <text:p text:style-name="P11"><text:span text:style-name="T5">SMTP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8" draw:style-name="gr5" draw:text-style-name="P13" draw:layer="layout" svg:width="1.856cm" svg:height="0.001cm" svg:x="19.601cm" svg:y="6.87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58" draw:style-name="gr1" draw:layer="layout" svg:width="14cm" svg:height="11.137cm" svg:x="3.5cm" svg:y="2.227cm" draw:page-number="4" presentation:class="page"/>
          <draw:frame draw:name="Shape 59" presentation:style-name="pr7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Резиме" draw:style-name="dp1" draw:master-page-name="Title_2c__20_Content" presentation:presentation-page-layout-name="AL2T11">
        <draw:frame draw:name="Shape 83" presentation:style-name="pr4" draw:text-style-name="P5" draw:layer="layout" svg:width="16.932cm" svg:height="2.082cm" svg:x="1.27cm" svg:y="2.151cm" presentation:class="title" presentation:user-transformed="true">
          <draw:text-box>
            <text:p text:style-name="P1"><text:span text:style-name="T3">Резиме</text:span></text:p>
          </draw:text-box>
        </draw:frame>
        <draw:frame draw:name="Shape 84" presentation:style-name="pr5" draw:text-style-name="P7" draw:layer="layout" svg:width="23.675cm" svg:height="1.772cm" svg:x="1.27cm" svg:y="4.445cm" presentation:class="outline" presentation:user-transformed="true">
          <draw:text-box>
            <text:p text:style-name="P1"><text:span text:style-name="T7">Изворен Код: https://github.com/keitaroinc/spodeli-novosti</text:span></text:p>
          </draw:text-box>
        </draw:frame>
        <draw:frame draw:name="Shape 85" presentation:style-name="pr6" draw:text-style-name="P9" draw:layer="layout" svg:width="1.523cm" svg:height="1.092cm" svg:x="22.013cm" svg:y="11.43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presentation:notes draw:style-name="dp2">
          <draw:page-thumbnail draw:name="Shape 80" draw:style-name="gr1" draw:layer="layout" svg:width="14cm" svg:height="11.137cm" svg:x="3.5cm" svg:y="2.227cm" draw:page-number="5" presentation:class="page"/>
          <draw:frame draw:name="Shape 81" presentation:style-name="pr7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hank_20_You">
        <presentation:notes draw:style-name="dp2">
          <draw:page-thumbnail draw:name="Shape 87" draw:style-name="gr1" draw:layer="layout" svg:width="14cm" svg:height="11.137cm" svg:x="3.5cm" svg:y="2.227cm" draw:page-number="6" presentation:class="page"/>
          <draw:frame draw:name="Shape 88" presentation:style-name="pr8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fill-image draw:name="msFillBitmap_20_1" draw:display-name="msFillBitmap 1" xlink:href="Pictures/10000000000006340000037C7569F177023F641A.png" xlink:type="simple" xlink:show="embed" xlink:actuate="onLoad"/>
    <draw:marker draw:name="Arrow" svg:viewBox="0 0 20 30" svg:d="M10 0l-10 30h20z"/>
    <draw:marker draw:name="msArrowEnd_20_9" draw:display-name="msArrowEnd 9" svg:viewBox="0 0 500 500" svg:d="M250 0l250 500h-500z"/>
    <draw:marker draw:name="msArrowStealthEnd_20_9" draw:display-name="msArrowStealthEnd 9" svg:viewBox="0 0 500 500" svg:d="M250 0l250 500-250-200-250 2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hank_20_You-background" style:display-name="Thank You-background" style:family="presentation">
      <style:graphic-properties draw:stroke="none" draw:fill="none"/>
      <style:text-properties style:letter-kerning="true"/>
    </style:style>
    <style:style style:name="Thank_20_You-backgroundobjects" style:display-name="Thank Yo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hank_20_You-notes" style:display-name="Thank Yo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ank_20_You-outline1" style:display-name="Thank You-outline1" style:family="presentation">
      <style:graphic-properties draw:stroke="none" draw:fill="none" draw:auto-grow-height="false" draw:fit-to-size="shrink-to-fit">
        <text:list-style style:name="Thank_20_You-outline1" style:display-name="Thank Yo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hank_20_You-outline2" style:display-name="Thank You-outline2" style:family="presentation" style:parent-style-name="Thank_20_You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hank_20_You-outline3" style:display-name="Thank You-outline3" style:family="presentation" style:parent-style-name="Thank_20_You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hank_20_You-outline4" style:display-name="Thank You-outline4" style:family="presentation" style:parent-style-name="Thank_20_You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hank_20_You-outline5" style:display-name="Thank You-outline5" style:family="presentation" style:parent-style-name="Thank_20_You-outline4">
      <style:paragraph-properties fo:margin-top="0.1cm" fo:margin-bottom="0cm"/>
      <style:text-properties fo:font-size="20pt" style:font-size-asian="20pt" style:font-size-complex="20pt"/>
    </style:style>
    <style:style style:name="Thank_20_You-outline6" style:display-name="Thank You-outline6" style:family="presentation" style:parent-style-name="Thank_20_You-outline5">
      <style:paragraph-properties fo:margin-top="0.1cm" fo:margin-bottom="0cm"/>
      <style:text-properties fo:font-size="20pt" style:font-size-asian="20pt" style:font-size-complex="20pt"/>
    </style:style>
    <style:style style:name="Thank_20_You-outline7" style:display-name="Thank You-outline7" style:family="presentation" style:parent-style-name="Thank_20_You-outline6">
      <style:paragraph-properties fo:margin-top="0.1cm" fo:margin-bottom="0cm"/>
      <style:text-properties fo:font-size="20pt" style:font-size-asian="20pt" style:font-size-complex="20pt"/>
    </style:style>
    <style:style style:name="Thank_20_You-outline8" style:display-name="Thank You-outline8" style:family="presentation" style:parent-style-name="Thank_20_You-outline7">
      <style:paragraph-properties fo:margin-top="0.1cm" fo:margin-bottom="0cm"/>
      <style:text-properties fo:font-size="20pt" style:font-size-asian="20pt" style:font-size-complex="20pt"/>
    </style:style>
    <style:style style:name="Thank_20_You-outline9" style:display-name="Thank You-outline9" style:family="presentation" style:parent-style-name="Thank_20_You-outline8">
      <style:paragraph-properties fo:margin-top="0.1cm" fo:margin-bottom="0cm"/>
      <style:text-properties fo:font-size="20pt" style:font-size-asian="20pt" style:font-size-complex="20pt"/>
    </style:style>
    <style:style style:name="Thank_20_You-subtitle" style:display-name="Thank You-subtitle" style:family="presentation">
      <style:graphic-properties draw:stroke="none" draw:fill="none" draw:textarea-vertical-align="middle">
        <text:list-style style:name="Thank_20_You-subtitle" style:display-name="Thank Yo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ank_20_You-title" style:display-name="Thank You-title" style:family="presentation">
      <style:graphic-properties draw:stroke="none" draw:fill="none" draw:textarea-vertical-align="middle">
        <text:list-style style:name="Thank_20_You-title" style:display-name="Thank Yo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a04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82c55b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8e8c86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top" draw:auto-grow-height="false" draw:fit-to-size="false" fo:min-height="2.386cm" fo:padding-top="0.23cm" fo:padding-bottom="0.23cm" fo:padding-left="0.23cm" fo:padding-right="0.23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2.386cm" fo:padding-top="0.23cm" fo:padding-bottom="0.23cm" fo:padding-left="0.23cm" fo:padding-right="0.23cm" fo:wrap-option="wrap"/>
    </style:style>
    <style:style style:name="Mpr5" style:family="presentation" style:parent-style-name="Title_2c__20_Content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6" style:family="presentation" style:parent-style-name="Title_2c__20_Content-backgroundobjects">
      <style:graphic-properties draw:stroke="none" draw:fill="none" draw:fill-color="#ffffff" draw:auto-grow-height="false" fo:min-height="1.484cm"/>
    </style:style>
    <style:style style:name="Mpr7" style:family="presentation" style:parent-style-name="Title_2c__20_Content-backgroundobjects">
      <style:graphic-properties draw:stroke="none" draw:fill="none" draw:fill-color="#ffffff" draw:textarea-vertical-align="bottom" draw:auto-grow-height="false" fo:min-height="1.484cm"/>
    </style:style>
    <style:style style:name="Mpr8" style:family="presentation" style:parent-style-name="Thank_20_You-backgroundobjects">
      <style:graphic-properties draw:stroke="none" draw:fill="none" draw:fill-color="#ffffff" draw:auto-grow-height="false" fo:min-height="1.484cm"/>
    </style:style>
    <style:style style:name="Mpr9" style:family="presentation" style:parent-style-name="Thank_20_You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a04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82c55b"/>
      <style:paragraph-properties fo:text-align="start" style:font-independent-line-spacing="true"/>
      <style:text-properties fo:font-size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0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2" style:family="paragraph">
      <loext:graphic-properties draw:fill="solid" draw:fill-color="#8e8c86"/>
      <style:paragraph-properties fo:text-align="start" style:font-independent-line-spacing="true"/>
      <style:text-properties fo:font-size="14pt"/>
    </style:style>
    <style:style style:name="MP13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1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2" style:family="text">
      <style:text-properties fo:font-variant="normal" fo:text-transform="none" fo:color="#00a04f" style:text-line-through-style="none" style:text-line-through-type="none" style:text-position="0% 100%" style:font-name="Arial1" fo:font-size="36pt" fo:letter-spacing="normal" fo:font-style="normal" style:text-underline-style="none" fo:font-weight="bold" style:font-name-asian="Arial1" style:font-size-asian="36pt" style:font-style-asian="normal" style:font-weight-asian="bold" style:font-name-complex="Arial1" style:font-size-complex="36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a04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Title" style:page-layout-name="PM1" draw:style-name="Mdp1">
      <draw:custom-shape draw:name="Shape 8" draw:style-name="Mgr3" draw:text-style-name="MP5" draw:layer="backgroundobjects" svg:width="25.399cm" svg:height="1.06cm" svg:x="0cm" svg:y="-0.003cm">
        <text:p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9" draw:style-name="Mgr4" draw:text-style-name="MP6" draw:layer="backgroundobjects" svg:width="25.399cm" svg:height="1.092cm" svg:x="0cm" svg:y="13.227cm">
        <text:p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2" draw:style-name="Mgr3" draw:text-style-name="MP5" draw:layer="backgroundobjects" svg:width="25.399cm" svg:height="10.582cm" svg:x="0cm" svg:y="0cm">
        <text:p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3" presentation:style-name="Mpr1" draw:text-style-name="MP7" draw:layer="backgroundobjects" svg:width="17.356cm" svg:height="4.232cm" svg:x="1.482cm" svg:y="1.058cm" presentation:class="title" presentation:user-transformed="true">
        <draw:text-box>
          <text:p/>
        </draw:text-box>
      </draw:frame>
      <draw:custom-shape draw:name="Shape 15" draw:style-name="Mgr5" draw:text-style-name="MP8" draw:layer="backgroundobjects" svg:width="10.159cm" svg:height="0.846cm" svg:x="1.693cm" svg:y="7.832cm">
        <text:p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6" presentation:style-name="Title-outline1" draw:layer="backgroundobjects" svg:width="16.086cm" svg:height="1.269cm" svg:x="1.482cm" svg:y="7.832cm" presentation:class="outline" presentation:placeholder="true" presentation:user-transformed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Title_2c__20_Content" style:display-name="Title, Content" style:page-layout-name="PM1" draw:style-name="Mdp2">
      <draw:custom-shape draw:name="Shape 8" draw:style-name="Mgr3" draw:text-style-name="MP5" draw:layer="backgroundobjects" svg:width="25.399cm" svg:height="1.06cm" svg:x="0cm" svg:y="-0.003cm">
        <text:p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9" draw:style-name="Mgr4" draw:text-style-name="MP6" draw:layer="backgroundobjects" svg:width="25.399cm" svg:height="1.092cm" svg:x="0cm" svg:y="13.227cm">
        <text:p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0" presentation:style-name="Mpr4" draw:text-style-name="MP9" draw:layer="backgroundobjects" svg:width="16.932cm" svg:height="2.082cm" svg:x="1.27cm" svg:y="2.151cm" presentation:class="title" presentation:user-transformed="true">
        <draw:text-box>
          <text:p/>
        </draw:text-box>
      </draw:frame>
      <draw:frame draw:name="Shape 21" presentation:style-name="Title_2c__20_Content-outline1" draw:layer="backgroundobjects" svg:width="16.932cm" svg:height="6.137cm" svg:x="1.27cm" svg:y="4.445cm" presentation:class="outline" presentation:placeholder="true" presentation:user-transformed="true">
        <draw:text-box/>
      </draw:frame>
      <draw:frame draw:name="Shape 22" presentation:style-name="Mpr5" draw:text-style-name="MP11" draw:layer="backgroundobjects" svg:width="1.523cm" svg:height="1.092cm" svg:x="22.013cm" svg:y="11.43cm" presentation:class="page-number" presentation:user-transformed="true">
        <draw:text-box>
          <text:p text:style-name="MP10"><text:span text:style-name="MT1"><text:page-number>1</text:page-number></text:span></text:p>
        </draw:text-box>
      </draw:frame>
      <presentation:notes style:page-layout-name="PM2">
        <draw:page-thumbnail presentation:style-name="Title_2c__20_Content-title" draw:layer="backgroundobjects" svg:width="19.797cm" svg:height="11.136cm" svg:x="0.6cm" svg:y="2.257cm" presentation:class="page"/>
        <draw:frame presentation:style-name="Title_2c__20_Content-notes" draw:layer="backgroundobjects" svg:width="16.798cm" svg:height="13.363cm" svg:x="2.099cm" svg:y="14.107cm" presentation:class="notes" presentation:placeholder="true">
          <draw:text-box/>
        </draw:frame>
        <draw:frame presentation:style-name="Mpr6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112cm" svg:height="1.483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Thank_20_You" style:display-name="Thank You" style:page-layout-name="PM1" draw:style-name="Mdp2">
      <draw:custom-shape draw:name="Shape 8" draw:style-name="Mgr3" draw:text-style-name="MP5" draw:layer="backgroundobjects" svg:width="25.399cm" svg:height="1.06cm" svg:x="0cm" svg:y="-0.003cm">
        <text:p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9" draw:style-name="Mgr4" draw:text-style-name="MP6" draw:layer="backgroundobjects" svg:width="25.399cm" svg:height="1.092cm" svg:x="0cm" svg:y="13.227cm">
        <text:p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8" draw:style-name="Mgr4" draw:text-style-name="MP6" draw:layer="backgroundobjects" svg:width="1.692cm" svg:height="9.895cm" svg:x="0cm" svg:y="2.11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9" draw:style-name="Mgr3" draw:text-style-name="MP5" draw:layer="backgroundobjects" svg:width="1.692cm" svg:height="9.895cm" svg:x="23.707cm" svg:y="2.117cm">
        <text:p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30" draw:style-name="Mgr6" draw:text-style-name="MP12" draw:layer="backgroundobjects" svg:width="25.399cm" svg:height="1.057cm" svg:x="0cm" svg:y="0cm">
        <text:p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31" draw:style-name="Mgr6" draw:text-style-name="MP12" draw:layer="backgroundobjects" svg:width="25.399cm" svg:height="1.292cm" svg:x="0cm" svg:y="13.142cm">
        <text:p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32" draw:style-name="Mgr7" draw:text-style-name="MP13" draw:layer="backgroundobjects" svg:width="5.079cm" svg:height="1.692cm" svg:x="1.693cm" svg:y="11.007cm">
        <text:p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3" presentation:style-name="Thank_20_You-outline1" draw:layer="backgroundobjects" svg:width="13.122cm" svg:height="3.099cm" svg:x="6.138cm" svg:y="6.35cm" presentation:class="outline" presentation:placeholder="true" presentation:user-transformed="true">
        <draw:text-box/>
      </draw:frame>
      <draw:custom-shape draw:name="Shape 34" draw:style-name="Mgr8" draw:text-style-name="MP8" draw:layer="backgroundobjects" svg:width="10.794cm" svg:height="2.116cm" svg:x="7.303cm" svg:y="3.175cm">
        <text:p text:style-name="MP14"><text:span text:style-name="MT2">Благодариме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hank_20_You-title" draw:layer="backgroundobjects" svg:width="19.797cm" svg:height="11.136cm" svg:x="0.6cm" svg:y="2.257cm" presentation:class="page"/>
        <draw:frame presentation:style-name="Thank_20_You-notes" draw:layer="backgroundobjects" svg:width="16.798cm" svg:height="13.363cm" svg:x="2.099cm" svg:y="14.107cm" presentation:class="notes" presentation:placeholder="true">
          <draw:text-box/>
        </draw:frame>
        <draw:frame presentation:style-name="Mpr8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2cm" svg:height="1.483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0"/>
    <meta:generator>LibreOfficeDev/5.1.0.3$Linux_X86_64 LibreOffice_project/</meta:generator>
  </office:meta>
</office:document-meta>
</file>